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UI" svg:font-family="SegoeUI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/>
    </style:style>
    <style:style style:name="P2" style:family="paragraph" style:parent-style-name="Standard">
      <style:paragraph-properties fo:line-height="200%" fo:padding-left="0.035cm" fo:padding-right="0.035cm" fo:padding-top="0cm" fo:padding-bottom="0.035cm" fo:border="0.26pt solid #d9d9e3" style:shadow="none"/>
      <style:text-properties style:font-name="Times New Roman"/>
    </style:style>
    <style:style style:name="P3" style:family="paragraph" style:parent-style-name="Text_20_body" style:master-page-name="MP0">
      <style:paragraph-properties fo:line-height="200%" style:page-number="auto" fo:break-before="page" fo:padding-left="0.035cm" fo:padding-right="0.035cm" fo:padding-top="0cm" fo:padding-bottom="0.035cm" fo:border="0.26pt solid #d9d9e3" style:shadow="none"/>
      <style:text-properties officeooo:paragraph-rsid="0008c1b0"/>
    </style:style>
    <style:style style:name="P4" style:family="paragraph" style:parent-style-name="Text_20_body">
      <style:paragraph-properties fo:line-height="200%" fo:padding-left="0.035cm" fo:padding-right="0.035cm" fo:padding-top="0cm" fo:padding-bottom="0.035cm" fo:border="0.26pt solid #d9d9e3" style:shadow="none"/>
      <style:text-properties style:font-name="Times New Roman"/>
    </style:style>
    <style:style style:name="P5" style:family="paragraph" style:parent-style-name="Text_20_body">
      <style:paragraph-properties fo:line-height="200%" fo:padding-left="0.035cm" fo:padding-right="0.035cm" fo:padding-top="0cm" fo:padding-bottom="0.035cm" fo:border="0.26pt solid #d9d9e3" style:shadow="none"/>
      <style:text-properties style:font-name="Times New Roman" fo:font-size="40pt" style:font-size-asian="40pt" style:font-size-complex="4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8pt" style:font-size-asian="28pt" style:font-size-complex="28pt"/>
    </style:style>
    <style:style style:name="T3" style:family="text">
      <style:text-properties style:font-name="Times New Roman" fo:font-size="40pt" style:font-size-asian="40pt" style:font-size-complex="40pt"/>
    </style:style>
    <style:style style:name="T4" style:family="text">
      <style:text-properties style:font-name="SegoeUI"/>
    </style:style>
    <style:style style:name="T5" style:family="text">
      <style:text-properties fo:color="#374151" loext:opacity="100%" style:font-name="SegoeUI" fo:font-size="40pt" fo:font-style="normal" fo:font-weight="normal" style:font-size-asian="40pt" style:font-style-asian="normal" style:font-weight-asian="normal"/>
    </style:style>
    <style:style style:name="T6" style:family="text">
      <style:text-properties fo:color="#374151" loext:opacity="100%" style:font-name="SegoeUI" fo:font-size="40pt" fo:font-style="normal" fo:font-weight="normal" style:font-size-asian="40pt" style:font-style-asian="normal" style:font-weight-asian="normal" style:font-size-complex="40pt"/>
    </style:style>
    <style:style style:name="T7" style:family="text">
      <style:text-properties fo:color="#374151" loext:opacity="100%" style:font-name="SegoeUI" fo:font-style="normal" fo:font-weight="normal" style:font-style-asian="normal" style:font-weight-asian="normal"/>
    </style:style>
    <style:style style:name="T8" style:family="text">
      <style:text-properties fo:color="#374151" loext:opacity="100%" style:font-name="SegoeUI" fo:font-size="28pt" fo:font-style="normal" fo:font-weight="normal" style:font-size-asian="28pt" style:font-style-asian="normal" style:font-weight-asian="normal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0pt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<text:s text:c="18"/></text:span><text:span text:style-name="Default_20_Paragraph_20_Font"><text:span text:style-name="T3"><text:s text:c="3"/></text:span></text:span><text:span text:style-name="Default_20_Paragraph_20_Font"><text:span text:style-name="T6">Salamou alikoum!</text:span></text:span></text:p>
      <text:p text:style-name="P5"><text:tab/>Psychotropic drugs are an essential part of mental health treatment, but their misuse and abuse can have serious consequences. Non-compliance among patients <text:soft-page-break/>and illicit drug dealing in pharmacies are major issues that contribute to the misuse and abuse of psychotropic drugs. To address these issues, a web-based application has been developed to manage and <text:soft-page-break/>track psychotropic drugs in pharmacies. The application allows pharmacists to monitor drug inventory, track patient prescriptions, and generate reports for regulatory compliance. Furthermore, the application <text:soft-page-break/>can help pharmacists to make predictions about the amount of medication they need to provide.</text:p>
      <text:p text:style-name="P5"><text:tab/>The web-application developed provides an effective solution to manage and track psychotropic drugs <text:soft-page-break/>in pharmacies. It allows pharmacists to monitor drug inventory, track patient prescriptions, and generate reports for regulatory compliance. Additionally, the application can help pharmacists to make <text:soft-page-break/>predictions about the amount of medication they need to provide.</text:p>
      <text:p text:style-name="P5"><text:tab/>The developed web-based application has the potential to improve patient safety by addressing non-compliance among patients and illicit <text:soft-page-break/>drug dealing in pharmacies. Pharmacists can monitor and manage drug inventory more efficiently, track patient prescriptions more accurately, and generate reports more easily. The added functionality of <text:soft-page-break/>making predictions about the amount of medication needed can also help reduce the risk of running out of stock. Overall, the web-based application is a valuable tool for managing and tracking psychotropic drugs in <text:soft-page-break/>pharmacies, benefiting both patients and pharmacists.</text:p>
      <text:p text:style-name="P4"/>
      <text:p text:style-name="Standard"><text:span text:style-name="T4"><text:s/></text:span><text:span text:style-name="T5"/></text:p>
      <text:p text:style-name="Standard"><text:span text:style-name="T5">ChifaNeuro is a startup idea aimed to simplify the management of psychotropic drugs for pharmacies while also addressing the goal of fighting against drug dealers. Our mission is to </text:span><text:soft-page-break/><text:span text:style-name="T5">automate the process of verifying prescriptions and</text:span><text:span text:style-name="T5"/></text:p>
      <text:p text:style-name="Standard"><text:span text:style-name="T5">enhance security</text:span><text:span text:style-name="T5"/></text:p>
      <text:p text:style-name="Standard"><text:span text:style-name="T5">measures, creating a strong link between pharmacies to combat illicit drug activities. With ChifaNeuro, pharmacies can bid farewell to timeconsuming tasks and embrace a more efficient system that not only streamlines their</text:span><text:span text:style-name="T5"/></text:p>
      <text:p text:style-name="Standard"><text:soft-page-break/><text:span text:style-name="T5">operations but also</text:span><text:span text:style-name="T5"/></text:p>
      <text:p text:style-name="Standard"><text:span text:style-name="T5">contributes to the larger goal of ensuring public safety. Our solution offers automated verification, real-time tracking and management of drug transactions, accurate record-keeping, streamlined inventory management, and robust</text:span><text:span text:style-name="T5"/></text:p>
      <text:p text:style-name="Standard"><text:span text:style-name="T5">security measures. With</text:span><text:span text:style-name="T5"/></text:p>
      <text:p text:style-name="P2"><text:soft-page-break/><text:span text:style-name="T5">over 10,000+ pharmacies in Algeria and a thriving market for psychotropic drugs, ChifaNeuro has a significant opportunity to make a positive impact in the fight against drug </text:span><text:soft-page-break/><text:span text:style-name="T5">dealers. Thank you for your tim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UI" svg:font-family="SegoeUI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4-07T15:54:00Z</meta:creation-date>
    <dc:date>2023-05-29T19:17:49.849000000</dc:date>
    <meta:editing-cycles>3</meta:editing-cycles>
    <meta:editing-duration>PT6M38S</meta:editing-duration>
    <meta:print-date>2023-05-29T19:17:29.931000000</meta:print-date>
    <meta:document-statistic meta:table-count="0" meta:image-count="0" meta:object-count="0" meta:page-count="13" meta:paragraph-count="12" meta:word-count="367" meta:character-count="2616" meta:non-whitespace-character-count="2235"/>
    <meta:template xlink:type="simple" xlink:actuate="onRequest" xlink:title="" xlink:href="Normal.dotm"/>
  </office:meta>
</office:document-meta>
</file>